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style="italic" fo:font-weight="normal" style:font-style-asian="italic" style:font-weight-asian="normal" style:font-style-complex="italic" style:font-weight-complex="normal"/>
    </style:style>
    <style:style style:name="P4" style:family="paragraph" style:parent-style-name="Standard">
      <style:text-properties fo:font-style="italic" style:font-style-asian="italic" style:font-style-complex="italic"/>
    </style:style>
    <style:style style:name="P5" style:family="paragraph" style:parent-style-name="Preformatted_20_Text">
      <style:paragraph-properties fo:margin-top="0cm" fo:margin-bottom="0.499cm"/>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Struktur der einzelnen Pakete</text:p>
      <text:p text:style-name="Standard"/>
      <text:p text:style-name="Standard">Der Prototyp wird in einer 3-Schichten-Architektur umgesetzt. </text:p>
      <text:p text:style-name="Standard">Zum Einsatz als Frontend bietet sich das von OntoWiki bereitgestellte Frontend an. </text:p>
      <text:p text:style-name="Standard">Die Anwendungslogik wird von einem OntoWiki Modul bzw. einer OntoWiki Komponente </text:p>
      <text:p text:style-name="Standard">bereitgestellt. Die Datenabfrage geschieht mittels SPARQL direkt auf den Daten der OntoWiki.</text:p>
      <text:p text:style-name="Standard"/>
      <text:p text:style-name="Standard">Aufgrund der von OntoWiki bereitgestellten Funktionalitäten wird die im Vorprojekt gestellte Produktfunktion /LF30/ <text:s/>(Bearbeiten von Datensätzen) erfüllt. Für die Funktionen /LF 10/ <text:s/>(Suchen von Datensätzen) und /LF 20/ (Auslesen von Datensätzen) muss eine Erweiterung geschrieben werden, die eine (wie im Vorprojekt beschrieben) benutzerfreundliche Suchmaske bereitstellt.</text:p>
      <text:p text:style-name="Standard"/>
      <text:p text:style-name="Standard"/>
      <text:p text:style-name="P2">4.1 Extensions</text:p>
      <text:p text:style-name="Standard"/>
      <text:p text:style-name="Standard">Extensions liegen in einem Ordner im „extensions“-Ordner von OntoWiki. In diesem befinden sich die die PHP-Dateien und eventuellen Scripte, welche im „resources“-Ordner liegen, sowie Templates, die im „templates“-Ordner zu finden sind. </text:p>
      <text:p text:style-name="P4">[Auf .ini eingehen]</text:p>
      <text:p text:style-name="Standard"/>
      <text:p text:style-name="Standard"/>
      <text:p text:style-name="P2">4.2 Modul</text:p>
      <text:p text:style-name="Standard"/>
      <text:p text:style-name="Standard">Unsere Komponenten werden von den von OntoWiki bereitgestellten Modulklassen abgeleitet, welche Methoden zum setzten des Modultitels und -inhalt bereitstellen. In unserem Fall muss ein Template für die Suchmaske geladen werden. Eine Komponente (<text:span text:style-name="T1">welche?</text:span>) führt dann eine SPARQL-Anfrage aus und in einem weiteren Template wird das Ergebnis entsprechend präsentiert.</text:p>
      <text:p text:style-name="P4">[wie sieht ein Modul aus?] </text:p>
      <text:p text:style-name="Standard"/>
      <text:p text:style-name="P4"/>
      <text:p text:style-name="P4">4.3 Controller</text:p>
      <text:p text:style-name="Standard"><text:span text:style-name="T2">[Wie sieht eine sparql-anfrage aus?]</text:span><text:line-break/><text:line-break/><text:span text:style-name="T1">4.4 PlugIn</text:span></text:p>
      <text:p text:style-name="Standard">PlugIns enthalten Code, der aufgrund verschiedener Events ausgeführt wird. Die Events müssen dabei in der default.ini registriert werden. Der Klassenname muss mit dem Suffix 'Plugin' enden, welches an den Extensionsname angehängt werden muss.<text:line-break/><text:line-break/><text:line-break/><text:span text:style-name="T1">4.5 Reiter im Hauptfenster</text:span></text:p>
      <text:p text:style-name="Standard"/>
      <text:p text:style-name="Standard">In der NameHelper.php kann ein neuer Tab registriert werden, um im Hauptfenster das Ergebnis der Suchanfrage darzustellen. Dazu genügt folgendes Codefragment:</text:p>
      <text:p text:style-name="Standard"/>
      <text:p text:style-name="Preformatted_20_Text"><text:span text:style-name="Source_20_Text">// Add entry in tab list</text:span></text:p>
      <text:p text:style-name="Preformatted_20_Text"><text:span text:style-name="Source_20_Text">OntoWiki_Navigation::register(</text:span></text:p>
      <text:p text:style-name="Preformatted_20_Text"><text:span text:style-name="Source_20_Text"><text:s text:c="3"/>'formgenerator', </text:span></text:p>
      <text:p text:style-name="Preformatted_20_Text"><text:span text:style-name="Source_20_Text"><text:s text:c="3"/>array(</text:span></text:p>
      <text:p text:style-name="Preformatted_20_Text"><text:span text:style-name="Source_20_Text"><text:s text:c="7"/>'controller' =&gt; 'ControllerName', </text:span></text:p>
      <text:p text:style-name="Preformatted_20_Text"><text:span text:style-name="Source_20_Text"><text:s text:c="7"/>'action' <text:s text:c="4"/>=&gt; 'Aktion', </text:span></text:p>
      <text:p text:style-name="Preformatted_20_Text"><text:span text:style-name="Source_20_Text"><text:s text:c="7"/>'name' <text:s text:c="6"/>=&gt; 'ReiterName',</text:span></text:p>
      <text:p text:style-name="Preformatted_20_Text"><text:span text:style-name="Source_20_Text"><text:s text:c="7"/>'priority' <text:s text:c="2"/>=&gt; 100</text:span></text:p>
      <text:p text:style-name="Preformatted_20_Text"><text:span text:style-name="Source_20_Text"><text:s text:c="3"/>)</text:span></text:p>
      <text:p text:style-name="P5"><text:span text:style-name="Source_20_Text">);</text:span></text:p>
      <text:p text:style-name="P5"><text:soft-page-break/></text:p>
      <text:p text:style-name="Standard"><text:span text:style-name="T1">4.6 Template</text:span></text:p>
      <text:p text:style-name="Standard"/>
      <text:p text:style-name="Standard">Im Template wird somit das Design der Oberfläche angegeben. Die Bezeichner der einzelnen Oberflächenkomponenten sollten eindeutig sowie aussagekräftig gewählt werden.</text:p>
      <text:p text:style-name="Standard"/>
      <text:p text:style-name="P3">[Wie sieht sowas aus? → kurz Formular beschreiben und auf Aufbau eingehe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08T11:32:23.84</meta:creation-date>
    <dc:date>2013-04-08T12:56:55.74</dc:date>
    <meta:editing-duration>PT50M29S</meta:editing-duration>
    <meta:editing-cycles>5</meta:editing-cycles>
    <meta:generator>OpenOffice.org/3.4.1$Win32 OpenOffice.org_project/341m1$Build-9593</meta:generator>
    <meta:document-statistic meta:table-count="0" meta:image-count="0" meta:object-count="0" meta:page-count="2" meta:paragraph-count="29" meta:word-count="307" meta:character-count="2359"/>
  </office:meta>
</office:document-meta>
</file>